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ventState.propertyRemoved( NodeId parentId , Path parentPath , Path . Element childPath , Name nodeType , Set mixins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equals( Object obj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EventState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propertyAdded( NodeId parentId , Path parentPath , Path . Element childPath , Name nodeType , Set mixins , Session session , boolean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getParen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propertyChanged( NodeId parentId , Path parentPath , Path . Element childPath , Name nodeType , Set mixins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getTarget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EventState.getNodeTypes( NodeTypeManagerImpl ntMg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ventState.propertyRemoved( NodeId parentId , Path parentPath , Path . Element childPath , Name nodeType , Set mixins , Session session , boolean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ge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EventState( int type , NodeId parentId , Path parentPath , NodeId childId , Path . Element childPath , Name nodeType , Set mixins , Session session , boolean externa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EventState.getNod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getChildRel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getChild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childNodeRemoved( NodeId parentId , Path parentPath , NodeId childId , Path . Element childPath , Name nodeType , Set mixins , Session session , boolean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propertyAdded( NodeId parentId , Path parentPath , Path . Element childPath , Name nodeType , Set mixins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valueOf( int eventTyp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State.getMixi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childNodeRemoved( NodeId parentId , Path parentPath , NodeId childId , Path . Element childPath , Name nodeType , Set mixins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EventState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ventState.getParen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childNodeAdded( NodeId parentId , Path parentPath , NodeId childId , Path . Element childPath , Name nodeType , Set mixins , Session s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childNodeAdded( NodeId parentId , Path parentPath , NodeId childId , Path . Element childPath , Name nodeType , Set mixins , Session session , boolean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ventState.isExter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ventState.propertyChanged( NodeId parentId , Path parentPath , Path . Element childPath , Name nodeType , Set mixins , Session session , boolean extern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